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50a10f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0fb98046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0a8329"/>
    </style:style>
    <style:style style:name="P41" style:family="paragraph" style:parent-style-name="Footnote">
      <style:text-properties officeooo:paragraph-rsid="105c5e96"/>
    </style:style>
    <style:style style:name="P42" style:family="paragraph" style:parent-style-name="Footnote">
      <style:text-properties style:font-name="Liberation Sans" officeooo:paragraph-rsid="1015e93a"/>
    </style:style>
    <style:style style:name="P43" style:family="paragraph" style:parent-style-name="Footnote">
      <style:paragraph-properties style:writing-mode="lr-tb"/>
      <style:text-properties officeooo:paragraph-rsid="114ea50b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5" style:family="paragraph" style:parent-style-name="Standard">
      <style:paragraph-properties fo:text-align="center" style:justify-single-word="false"/>
      <style:text-properties officeooo:paragraph-rsid="0e03342d"/>
    </style:style>
    <style:style style:name="P46" style:family="paragraph" style:parent-style-name="Standard">
      <style:paragraph-properties fo:text-align="center" style:justify-single-word="false"/>
      <style:text-properties officeooo:paragraph-rsid="101431c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text-align="center" style:justify-single-word="false"/>
      <style:text-properties officeooo:paragraph-rsid="0d8c21b9"/>
    </style:style>
    <style:style style:name="P50" style:family="paragraph" style:parent-style-name="Standard">
      <style:text-properties officeooo:paragraph-rsid="0e2a40f4"/>
    </style:style>
    <style:style style:name="P51" style:family="paragraph" style:parent-style-name="Standard">
      <style:text-properties officeooo:rsid="0fde3dbd" officeooo:paragraph-rsid="102ebb87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text-properties officeooo:paragraph-rsid="0e0463fc"/>
    </style:style>
    <style:style style:name="P56" style:family="paragraph" style:parent-style-name="Standard">
      <style:text-properties officeooo:paragraph-rsid="101b90cf"/>
    </style:style>
    <style:style style:name="P57" style:family="paragraph" style:parent-style-name="Standard">
      <style:paragraph-properties fo:text-align="center" style:justify-single-word="false"/>
      <style:text-properties officeooo:paragraph-rsid="0e0bda5c"/>
    </style:style>
    <style:style style:name="P58" style:family="paragraph" style:parent-style-name="Standard">
      <style:paragraph-properties fo:text-align="center" style:justify-single-word="false"/>
      <style:text-properties officeooo:paragraph-rsid="10178c94"/>
    </style:style>
    <style:style style:name="P5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0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3" style:family="paragraph" style:parent-style-name="Standard">
      <style:text-properties officeooo:paragraph-rsid="0fad1a3f"/>
    </style:style>
    <style:style style:name="P64" style:family="paragraph" style:parent-style-name="Standard">
      <style:text-properties officeooo:paragraph-rsid="0fcd2b2a"/>
    </style:style>
    <style:style style:name="P65" style:family="paragraph" style:parent-style-name="Standard">
      <style:text-properties officeooo:paragraph-rsid="10bb6617"/>
    </style:style>
    <style:style style:name="P66" style:family="paragraph" style:parent-style-name="Standard">
      <style:text-properties officeooo:paragraph-rsid="0b0ddd8e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text-properties officeooo:paragraph-rsid="10c51381"/>
    </style:style>
    <style:style style:name="P7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6" style:family="paragraph" style:parent-style-name="Standard">
      <style:paragraph-properties style:writing-mode="lr-tb"/>
      <style:text-properties officeooo:paragraph-rsid="11062487"/>
    </style:style>
    <style:style style:name="P77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78" style:family="paragraph" style:parent-style-name="Standard">
      <style:text-properties officeooo:paragraph-rsid="10e03ba9"/>
    </style:style>
    <style:style style:name="P79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0" style:family="paragraph" style:parent-style-name="Standard">
      <style:text-properties officeooo:paragraph-rsid="0fc931f5"/>
    </style:style>
    <style:style style:name="P81" style:family="paragraph" style:parent-style-name="Standard">
      <style:text-properties officeooo:paragraph-rsid="10ab1f0a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3" style:family="paragraph" style:parent-style-name="Standard">
      <style:text-properties officeooo:paragraph-rsid="0e8aa5aa"/>
    </style:style>
    <style:style style:name="P84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5" style:family="paragraph" style:parent-style-name="Standard">
      <style:text-properties officeooo:paragraph-rsid="11285ff5"/>
    </style:style>
    <style:style style:name="P86" style:family="paragraph" style:parent-style-name="Standard">
      <style:text-properties officeooo:paragraph-rsid="1020f7f1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1" style:family="paragraph" style:parent-style-name="Footnote">
      <style:text-properties officeooo:rsid="043ccc66" officeooo:paragraph-rsid="0e849f1d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5" style:family="paragraph" style:parent-style-name="Standard">
      <style:paragraph-properties fo:text-align="center" style:justify-single-word="false"/>
      <style:text-properties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0a10f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2" style:family="paragraph" style:parent-style-name="Standard">
      <style:text-properties officeooo:paragraph-rsid="0f99f892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officeooo:rsid="1150a10f"/>
    </style:style>
    <style:style style:name="T79" style:family="text">
      <style:text-properties fo:font-weight="bold" officeooo:rsid="1150a10f" style:font-weight-asian="bold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style:font-name="Liberation Sans" fo:font-size="12pt" officeooo:rsid="0d1ec96e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style:font-name="Liberation Sans" fo:font-size="12pt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12344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font-name="Liberation Sans" fo:font-size="12pt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12708af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4" style:family="text">
      <style:text-properties officeooo:rsid="04473353"/>
    </style:style>
    <style:style style:name="T125" style:family="text">
      <style:text-properties officeooo:rsid="0f95a7a0"/>
    </style:style>
    <style:style style:name="T126" style:family="text">
      <style:text-properties officeooo:rsid="0f8f58bd"/>
    </style:style>
    <style:style style:name="T127" style:family="text">
      <style:text-properties officeooo:rsid="0aace3cd"/>
    </style:style>
    <style:style style:name="T128" style:family="text">
      <style:text-properties style:font-name="Ubuntu" fo:font-size="10pt" officeooo:rsid="04473353" style:font-size-asian="10pt" style:font-size-complex="10pt"/>
    </style:style>
    <style:style style:name="T129" style:family="text">
      <style:text-properties fo:font-size="10pt" officeooo:rsid="04473353" style:font-size-asian="10pt" style:font-size-complex="10pt"/>
    </style:style>
    <style:style style:name="T13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348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617a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officeooo:rsid="10048e31"/>
    </style:style>
    <style:style style:name="T177" style:family="text">
      <style:text-properties style:font-name="Liberation Sans" officeooo:rsid="10048e31"/>
    </style:style>
    <style:style style:name="T178" style:family="text">
      <style:text-properties officeooo:rsid="10048e31" style:font-size-asian="11pt" style:font-size-complex="11pt"/>
    </style:style>
    <style:style style:name="T179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1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2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officeooo:rsid="101b90cf"/>
    </style:style>
    <style:style style:name="T189" style:family="text">
      <style:text-properties officeooo:rsid="10b5b188"/>
    </style:style>
    <style:style style:name="T19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2" style:family="text">
      <style:text-properties officeooo:rsid="101e15d6"/>
    </style:style>
    <style:style style:name="T193" style:family="text">
      <style:text-properties officeooo:rsid="10a19599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0" style:family="text">
      <style:text-properties fo:color="#000000" loext:opacity="100%" fo:language="nl" fo:country="NL" officeooo:rsid="1150a10f" style:font-name-asian="HG Mincho Light J" style:language-asian="nl" style:country-asian="NL" style:font-name-complex="Arial Unicode MS" style:language-complex="nl" style:country-complex="NL"/>
    </style:style>
    <style:style style:name="T221" style:family="text">
      <style:text-properties fo:color="#000000" loext:opacity="100%" fo:language="nl" fo:country="NL" fo:font-weight="bold" officeooo:rsid="1150a10f" style:font-name-asian="HG Mincho Light J" style:language-asian="nl" style:country-asian="NL" style:font-weight-asian="bold" style:font-name-complex="Arial Unicode MS" style:language-complex="nl" style:country-complex="N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font-name="Liberation Sans" fo:font-size="12pt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<text:note text:id="ftn2" text:note-class="footnote"><text:note-citation>2</text:note-citation><text:note-body><text:p text:style-name="P26">Druk op de Super (Windows/command/vergrootglas) toets of klik <text:span text:style-name="T78">op </text:span><text:span text:style-name="T79">Menu</text:span>.</text:p></text:note-body></text:note></text:span><text:span text:style-name="T74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83">Terminalvenster</text:span></text:span><text:span text:style-name="Strong_20_Emphasis"><text:span text:style-name="T84">-</text:span></text:span><text:span text:style-name="Strong_20_Emphasis"><text:span text:style-name="T81">pictogram</text:span></text:span><text:span text:style-name="Strong_20_Emphasis"><text:span text:style-name="T85">.</text:span></text:span><text:span text:style-name="Strong_20_Emphasis"><text:span text:style-name="T86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7">Typ</text:span><text:span text:style-name="T86"> de </text:span><text:span text:style-name="T88">volgende </text:span><text:span text:style-name="T89">drie </text:span><text:span text:style-name="T86">opdrachten, ieder gevolgd door de </text:span><text:span text:style-name="T90">Enter</text:span><text:span text:style-name="T81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1">sudo</text:span></text:span><text:span text:style-name="User_20_Entry"><text:span text:style-name="T92"> </text:span></text:span><text:span text:style-name="User_20_Entry"><text:span text:style-name="T9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2">wget karelzimmer.nl/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2">bash </text:span></text:span><text:span text:style-name="User_20_Entry"><text:span text:style-name="T94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5">V</text:span><text:span text:style-name="T96">olg </text:span><text:span text:style-name="T9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8">menu</text:span></text:span><text:span text:style-name="T99">2</text:span><text:span text:style-name="T74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100">KZ </text:span></text:span><text:span text:style-name="Strong_20_Emphasis"><text:span text:style-name="T101">Installatiemenu</text:span></text:span><text:span text:style-name="Strong_20_Emphasis"><text:span text:style-name="T84">-</text:span></text:span><text:span text:style-name="Strong_20_Emphasis"><text:span text:style-name="T81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1" office:value-type="string">
            <text:p text:style-name="P34"><text:span text:style-name="T102">Selecteer</text:span><text:span text:style-name="T97"> </text:span><text:span text:style-name="Strong_20_Emphasis"><text:span text:style-name="T103">1</text:span></text:span><text:span text:style-name="T104"> </text:span><text:span text:style-name="T105">Installatie voorbereiden</text:span><text:span text:style-name="T106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6"><text:span text:style-name="T95">V</text:span><text:span text:style-name="T96">olg </text:span><text:span text:style-name="T97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107">Start de computer op vanaf</text:span><text:span text:style-name="T107"><text:note text:id="ftn3" text:note-class="footnote"><text:note-citation>1</text:note-citation><text:note-body><text:p text:style-name="P41"><text:span text:style-name="T108">B</text:span><text:span text:style-name="T109">ootmenu/</text:span><text:span text:style-name="T108">S</text:span><text:span text:style-name="T109">etup</text:span><text:span text:style-name="T110"> via </text:span><text:span text:style-name="T111">é</text:span><text:span text:style-name="T112">é</text:span><text:span text:style-name="T108">n van de </text:span><text:span text:style-name="T113">v</text:span><text:span text:style-name="T114">eelgebruikte toetsen:</text:span><text:span text:style-name="T115"> </text:span><text:span text:style-name="T116">Esc</text:span><text:span text:style-name="T115">, </text:span><text:span text:style-name="T116">Delete</text:span><text:span text:style-name="T115">, </text:span><text:span text:style-name="T116">F1</text:span><text:span text:style-name="T115">, </text:span><text:span text:style-name="T116">F2</text:span><text:span text:style-name="T115">, </text:span><text:span text:style-name="T116">F9</text:span><text:span text:style-name="T115">, </text:span><text:span text:style-name="T116">F10</text:span><text:span text:style-name="T115">, </text:span><text:span text:style-name="T116">F11</text:span><text:span text:style-name="T115">, of </text:span><text:span text:style-name="T116">F12</text:span></text:p></text:note-body></text:note></text:span><text:span text:style-name="T107"> </text:span><text:span text:style-name="T117">een </text:span><text:span text:style-name="T118"><text:user-field-get text:name="Distro">Debian</text:user-field-get></text:span><text:span text:style-name="T119"><text:s/></text:span><text:span text:style-name="T120">Desktop</text:span><text:span text:style-name="T121"> </text:span><text:span text:style-name="T122">Live</text:span><text:span text:style-name="T123"><text:note text:id="ftn4" text:note-class="footnote"><text:note-citation>2</text:note-citation><text:note-body><text:p text:style-name="P42"><text:span text:style-name="T124">Vanaf een </text:span><text:span text:style-name="T125">L</text:span><text:span text:style-name="T124">ive </text:span><text:span text:style-name="T126">USB</text:span><text:span text:style-name="T127">-stick</text:span><text:span text:style-name="T128"> </text:span><text:span text:style-name="T124">kunt u opstarten en </text:span><text:span text:style-name="T129">met </text:span><text:span text:style-name="T130"><text:user-field-get text:name="Distro">Debian</text:user-field-get></text:span><text:span text:style-name="T130"><text:s/></text:span><text:span text:style-name="T124">werken zonder enige bestanden op de harde schijf te wijzigen en maakt ook installatie van </text:span><text:span text:style-name="T130"><text:user-field-get text:name="Distro">Debian</text:user-field-get></text:span><text:span text:style-name="T130"><text:s/></text:span><text:span text:style-name="T124">mogelijk.</text:span></text:p></text:note-body></text:note></text:span><text:span text:style-name="T131"> </text:span><text:span text:style-name="T132">USB</text:span><text:span text:style-name="T133">-stick</text:span><text:span text:style-name="T133"><text:note text:id="ftn5" text:note-class="footnote"><text:note-citation>3</text:note-citation><text:note-body><text:p text:style-name="P43"><text:span text:style-name="T134">Ga naar</text:span><text:span text:style-name="T135"> </text:span><text:a xlink:type="simple" xlink:href="https://www.debian.org/" text:style-name="Internet_20_link" text:visited-style-name="Visited_20_Internet_20_Link"><text:span text:style-name="T136">debian.org</text:span></text:a><text:span text:style-name="T135">, </text:span><text:span text:style-name="T137">en </text:span><text:span text:style-name="T138">klik op</text:span><text:span text:style-name="T137"> </text:span><text:span text:style-name="Strong_20_Emphasis"><text:span text:style-name="T139">Andere</text:span></text:span><text:span text:style-name="Strong_20_Emphasis"><text:span text:style-name="T140"> downloads</text:span></text:span><text:span text:style-name="T141"> (onder “Download</text:span><text:span text:style-name="T142">en”</text:span><text:span text:style-name="T141">) </text:span><text:span text:style-name="T137">en </text:span><text:span text:style-name="T138">vervolgens op</text:span><text:span text:style-name="T141"> </text:span><text:span text:style-name="Strong_20_Emphasis"><text:span text:style-name="T139">Ander</text:span></text:span><text:span text:style-name="Strong_20_Emphasis"><text:span text:style-name="T140"> live-ISO</text:span></text:span><text:span text:style-name="T141"> (onder “Debian live uitproberen voordat u installeert”</text:span><text:span text:style-name="T143">).<text:line-break/></text:span><text:span text:style-name="T142">Klik op éé</text:span><text:span text:style-name="T134">n</text:span><text:span text:style-name="T144"> van de volgende drie</text:span><text:span text:style-name="T142">:<text:line-break/></text:span><text:span text:style-name="Strong_20_Emphasis"><text:span text:style-name="T143">debian-live-...-amd64-</text:span></text:span><text:span text:style-name="Strong_20_Emphasis"><text:span text:style-name="T145">gnome</text:span></text:span><text:span text:style-name="Strong_20_Emphasis"><text:span text:style-name="T146">.iso</text:span></text:span><text:span text:style-name="Strong_20_Emphasis"><text:span text:style-name="T147"><text:tab/><text:tab/></text:span></text:span><text:span text:style-name="Strong_20_Emphasis"><text:span text:style-name="T148">het </text:span></text:span><text:span text:style-name="Strong_20_Emphasis"><text:span text:style-name="T149">meest gebruikt,</text:span></text:span><text:span text:style-name="Strong_20_Emphasis"><text:span text:style-name="T142"> </text:span></text:span><text:span text:style-name="Strong_20_Emphasis"><text:span text:style-name="T148">werkt </text:span></text:span><text:span text:style-name="T150">als</text:span><text:span text:style-name="T142"> Ubuntu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5">cinnamon</text:span></text:span><text:span text:style-name="Strong_20_Emphasis"><text:span text:style-name="T146">.iso</text:span></text:span><text:span text:style-name="T147"> <text:tab/></text:span><text:span text:style-name="T148">werkt </text:span><text:span text:style-name="T151">zo</text:span><text:span text:style-name="T150">als</text:span><text:span text:style-name="T152"> Windows en Linux Mint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5">lxqt</text:span></text:span><text:span text:style-name="Strong_20_Emphasis"><text:span text:style-name="T146">.iso</text:span></text:span><text:span text:style-name="T147"> <text:tab/><text:tab/><text:tab/>meer geschikt voor oude computers</text:span><text:span text:style-name="T152"><text:line-break/></text:span><text:span text:style-name="Strong_20_Emphasis"><text:span text:style-name="T153">O</text:span></text:span><text:span text:style-name="Strong_20_Emphasis"><text:span text:style-name="T154">p </text:span></text:span><text:a xlink:type="simple" xlink:href="https://karelzimmer.nl/" text:style-name="Internet_20_link" text:visited-style-name="Visited_20_Internet_20_Link"><text:span text:style-name="Strong_20_Emphasis"><text:span text:style-name="T155">karelzimmer.nl</text:span></text:span></text:a><text:span text:style-name="Strong_20_Emphasis"><text:span text:style-name="T154">, </text:span></text:span><text:span text:style-name="Strong_20_Emphasis"><text:span text:style-name="T153">onder </text:span></text:span><text:span text:style-name="Strong_20_Emphasis"><text:span text:style-name="T156">Linux!</text:span></text:span><text:span text:style-name="Strong_20_Emphasis"><text:span text:style-name="T153">, </text:span></text:span><text:span text:style-name="Strong_20_Emphasis"><text:span text:style-name="T157">boven</text:span></text:span><text:span text:style-name="Strong_20_Emphasis"><text:span text:style-name="T158">aan de</text:span></text:span><text:span text:style-name="Strong_20_Emphasis"><text:span text:style-name="T157"> </text:span></text:span><text:span text:style-name="Strong_20_Emphasis"><text:span text:style-name="T156">Linux info</text:span></text:span><text:span text:style-name="Strong_20_Emphasis"><text:span text:style-name="T153">, vindt u instructies voor het maken van een opstartbare USB-stick.</text:span></text:span></text:p></text:note-body></text:note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4"><text:span text:style-name="T102">Selecteer</text:span><text:span text:style-name="T160"> </text:span><text:span text:style-name="Strong_20_Emphasis"><text:span text:style-name="T161">Live </text:span></text:span><text:span text:style-name="Strong_20_Emphasis"><text:span text:style-name="T162">system (amd64)</text:span></text:span><text:span text:style-name="T163"> </text:span><text:span text:style-name="T164">en druk op de </text:span><text:span text:style-name="T165">Enter</text:span><text:span text:style-name="T166">-</text:span><text:span text:style-name="T81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7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0"><text:span text:style-name="T167">Start de installatie</text:span><text:span text:style-name="T168"> </text:span><text:span text:style-name="T81">via </text:span><text:span text:style-name="T169">een </text:span><text:span text:style-name="T170">klik op </text:span><text:span text:style-name="Strong_20_Emphasis"><text:span text:style-name="T171">Activities</text:span></text:span><text:span text:style-name="T170"> en </text:span><text:span text:style-name="T172">een </text:span><text:span text:style-name="T170">klik op</text:span><text:span text:style-name="T173"> </text:span><text:span text:style-name="Strong_20_Emphasis"><text:span text:style-name="T174">Install Debian</text:span></text:span><text:span text:style-name="T175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7" office:value-type="string">
            <text:p text:style-name="P51"><text:span text:style-name="T176">Typ</text:span><text:span text:style-name="T177"> </text:span><text:span text:style-name="User_20_Entry"><text:span text:style-name="T178">live</text:span></text:span><text:span text:style-name="T177"> als</text:span><text:span text:style-name="T176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3"><text:span text:style-name="Emphasis"><text:span text:style-name="T179">Volg de installatieschermen en vul deze in.</text:span></text:span><text:span text:style-name="T180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81">Maak verbinding met het </text:span><text:span text:style-name="T182">netwerk</text:span><text:span text:style-name="T181">; essentieel voor taalinstelling en softwareselectie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5"><text:span text:style-name="T167">Bij </text:span><text:span text:style-name="Strong_20_Emphasis"><text:span text:style-name="T183">Welcome</text:span></text:span><text:span text:style-name="T167">: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3" office:value-type="string">
            <text:p text:style-name="P56"><text:span text:style-name="T184">K</text:span><text:span text:style-name="T167">ies </text:span><text:span text:style-name="Strong_20_Emphasis"><text:span text:style-name="T183">Nederlands</text:span></text:span><text:span text:style-name="T167"> </text:span><text:span text:style-name="T185">en klik op </text:span><text:span text:style-name="Strong_20_Emphasis"><text:span text:style-name="T186">Volgende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3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8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59">Bij <text:span text:style-name="T187">Locatie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60"><text:span text:style-name="T188">B</text:span>ij <text:span text:style-name="T187">Regio</text:span> <text:span text:style-name="T188">kies</text:span> <text:span text:style-name="T187">Europa</text:span> <text:span text:style-name="T189">en </text:span><text:span text:style-name="T190">klik op </text:span><text:span text:style-name="Strong_20_Emphasis"><text:span text:style-name="T191">Volgende</text:span>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8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59">Bij <text:span text:style-name="T187">Toetsenbord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9" office:value-type="string">
            <text:p text:style-name="P60"><text:span text:style-name="T192">K</text:span>ies <text:span text:style-name="T187">English (US)</text:span> <text:span text:style-name="T193">en </text:span><text:span text:style-name="Strong_20_Emphasis"><text:span text:style-name="T193">English (US, intl., with dead keys)</text:span></text:span><text:span text:style-name="T193">, </text:span><text:span text:style-name="T189">en </text:span><text:span text:style-name="T190">klik op </text:span><text:span text:style-name="Strong_20_Emphasis"><text:span text:style-name="T191">Volgende</text:span>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1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3"><text:span text:style-name="T194">Bij </text:span><text:span text:style-name="Strong_20_Emphasis"><text:span text:style-name="T195">Gebruikers</text:span></text:span><text:span text:style-name="T194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4"><text:span text:style-name="T196">V</text:span><text:span text:style-name="T194">ul in </text:span><text:span text:style-name="Strong_20_Emphasis"><text:span text:style-name="T197">Wat is je naam?</text:span></text:span><text:span text:style-name="T198"> &lt;</text:span><text:span text:style-name="T199">gebruiker&gt;</text:span><text:span text:style-name="T200">,</text:span><text:span text:style-name="Strong_20_Emphasis"><text:span text:style-name="T201"><text:line-break/></text:span></text:span><text:span text:style-name="Strong_20_Emphasis"><text:span text:style-name="T197">Welke naam wil je gebruiken om in te loggen?</text:span></text:span><text:span text:style-name="T202"> &lt;</text:span><text:span text:style-name="T203">gebruikers</text:span><text:span text:style-name="T199">naam&gt;</text:span><text:span text:style-name="T167">,</text:span><text:span text:style-name="Strong_20_Emphasis"><text:span text:style-name="T204"><text:line-break/></text:span></text:span><text:span text:style-name="Strong_20_Emphasis"><text:span text:style-name="T205">Wat is de </text:span></text:span><text:span text:style-name="Strong_20_Emphasis"><text:span text:style-name="T197">naam van deze </text:span></text:span><text:span text:style-name="Strong_20_Emphasis"><text:span text:style-name="T205">computer</text:span></text:span><text:span text:style-name="Strong_20_Emphasis"><text:span text:style-name="T206"> </text:span></text:span><text:span text:style-name="T207">&lt;</text:span><text:span text:style-name="T199">computernaam&gt;</text:span><text:span text:style-name="T198">,</text:span></text:p>
            <text:p text:style-name="P65"><text:span text:style-name="T202">v</text:span><text:span text:style-name="T198">ul </text:span><text:span text:style-name="T208">tweemaal het </text:span><text:span text:style-name="Strong_20_Emphasis"><text:span text:style-name="T209">wachtwoord</text:span></text:span><text:span text:style-name="T208"> </text:span><text:span text:style-name="T198">in</text:span><text:span text:style-name="T210"> </text:span><text:span text:style-name="T185">en klik op </text:span><text:span text:style-name="Strong_20_Emphasis"><text:span text:style-name="T211">Volgende</text:span></text:span><text:span text:style-name="T185">.</text:span></text:p>
          </table:table-cell>
        </table:table-row>
      </table:table>
      <text:p text:style-name="P66"><text:span text:style-name="Strong_20_Emphasis"/></text:p>
      <text:list text:continue-numbering="true" text:style-name="L1">
        <text:list-item>
          <text:p text:style-name="P67"><text:span text:style-name="Strong_20_Emphasis"><text:span text:style-name="T212">Installatie </text:span></text:span><text:span text:style-name="Strong_20_Emphasis"><text:span text:style-name="T213">afronden</text:span></text:span></text:p>
        </text:list-item>
      </text:list>
      <text:p text:style-name="P68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0"><text:span text:style-name="T214">Aanmelden als </text:span><text:span text:style-name="T59">&lt;</text:span><text:span text:style-name="T61">gebruike</text:span><text:span text:style-name="T62">r&gt;</text:span><text:span text:style-name="T169">.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2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4"><text:span text:style-name="Strong_20_Emphasis"><text:span text:style-name="T215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5"><text:span text:style-name="T216">Volg de welkomstschermen.</text:span><text:span text:style-name="T217"/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6"><text:span text:style-name="T74">T</text:span><text:span text:style-name="T75">yp </text:span><text:span text:style-name="User_20_Entry"><text:span text:style-name="T218">term</text:span></text:span><text:span text:style-name="T77"><text:note text:id="ftn6" text:note-class="footnote"><text:note-citation>1</text:note-citation><text:note-body><text:p text:style-name="P77"><text:span text:style-name="T219">Druk op de Super (Windows/command/vergrootglas) toets of klik </text:span><text:span text:style-name="T220">op </text:span><text:span text:style-name="T221">Menu</text:span><text:span text:style-name="T219">.</text:span></text:p></text:note-body></text:note></text:span><text:span text:style-name="T74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83">Terminalvenster</text:span></text:span><text:span text:style-name="Strong_20_Emphasis"><text:span text:style-name="T84">-</text:span></text:span><text:span text:style-name="Strong_20_Emphasis"><text:span text:style-name="T81">pictogram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8"><text:span text:style-name="T87">Typ</text:span><text:span text:style-name="T86"> de </text:span><text:span text:style-name="T88">volgende </text:span><text:span text:style-name="T89">drie </text:span><text:span text:style-name="T86">opdrachten, ieder gevolgd door de </text:span><text:span text:style-name="T222">Enter</text:span><text:span text:style-name="T81">-toets: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7" office:value-type="string">
            <text:p text:style-name="P80"><text:span text:style-name="User_20_Entry"><text:span text:style-name="T91">sudo</text:span></text:span><text:span text:style-name="User_20_Entry"><text:span text:style-name="T92"> </text:span></text:span><text:span text:style-name="User_20_Entry"><text:span text:style-name="T9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81"><text:span text:style-name="User_20_Entry"><text:span text:style-name="T92">wget karelzimmer.nl/</text:span></text:span><text:span text:style-name="User_20_Entry"><text:span text:style-name="T93">get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81"><text:span text:style-name="User_20_Entry"><text:span text:style-name="T92">bash </text:span></text:span><text:span text:style-name="User_20_Entry"><text:span text:style-name="T94">g</text:span></text:span><text:span text:style-name="User_20_Entry"><text:span text:style-name="T223">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<text:span text:style-name="Strong_20_Emphasis"><text:span text:style-name="T89">V</text:span></text:span><text:span text:style-name="Strong_20_Emphasis"><text:span text:style-name="T96">olg </text:span></text:span><text:span text:style-name="Strong_20_Emphasis"><text:span text:style-name="T9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84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5"><text:span text:style-name="T74">T</text:span><text:span text:style-name="T75">yp </text:span><text:span text:style-name="User_20_Entry"><text:span text:style-name="T224">menu</text:span></text:span><text:span text:style-name="T99">1</text:span><text:span text:style-name="T74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100">KZ </text:span></text:span><text:span text:style-name="Strong_20_Emphasis"><text:span text:style-name="T101">Installatiemenu</text:span></text:span><text:span text:style-name="Strong_20_Emphasis"><text:span text:style-name="T83">-</text:span></text:span><text:span text:style-name="Strong_20_Emphasis"><text:span text:style-name="T81">pictogram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/></text:p>
          </table:table-cell>
          <table:table-cell table:style-name="_33_._5f_Installatie_5f_afronden.C13" office:value-type="string">
            <text:p text:style-name="P86"><text:span text:style-name="T102">Selecteer</text:span><text:span text:style-name="T225"> </text:span><text:span text:style-name="Strong_20_Emphasis"><text:span text:style-name="T226">3</text:span></text:span><text:span text:style-name="T227"> </text:span><text:span text:style-name="T228">Installatie</text:span><text:span text:style-name="T229"> </text:span><text:span text:style-name="T230">afronden</text:span><text:span text:style-name="T106">.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4" office:value-type="string">
            <text:p text:style-name="P36"><text:span text:style-name="T95">V</text:span><text:span text:style-name="T96">olg </text:span><text:span text:style-name="T97">de aanwijzingen op het scherm.</text:span></text:p>
          </table:table-cell>
        </table:table-row>
      </table:table>
      <text:p text:style-name="P68"><text:span text:style-name="Strong_20_Emphasis"><text:span text:style-name="T97"><text:tab/></text:span></text:span></text:p>
      <text:list text:continue-numbering="true" text:style-name="L1">
        <text:list-item>
          <text:p text:style-name="P87"><text:span text:style-name="Strong_20_Emphasis"><text:span text:style-name="T231">Gebruiker inrichten</text:span></text:span></text:p>
        </text:list-item>
      </text:list>
      <text:p text:style-name="P8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0"><text:span text:style-name="T214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1"><text:span text:style-name="T232">E</text:span><text:span text:style-name="T233">v</text:span><text:span text:style-name="T234">en</text:span><text:span text:style-name="T235">t</text:span><text:span text:style-name="T236">uele </text:span><text:span text:style-name="T237">extra </text:span><text:span text:style-name="T70">gebruiker</text:span><text:span text:style-name="T237">s aanmelden </text:span><text:span text:style-name="T238">en dezelfde stappen uitvoeren</text:span><text:span text:style-name="T239">.</text:span></text:p></text:note-body></text:note></text:span><text:span text:style-name="T214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 table:style-name="Tabel2.3"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89"><text:span text:style-name="Strong_20_Emphasis"/></text:p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40">Volg de welkomstschermen.</text:span><text:span text:style-name="T241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6"><text:span text:style-name="T74">T</text:span><text:span text:style-name="T75">yp </text:span><text:span text:style-name="User_20_Entry"><text:span text:style-name="T242">menu</text:span></text:span><text:span text:style-name="T77"><text:note text:id="ftn8" text:note-class="footnote"><text:note-citation>2</text:note-citation><text:note-body><text:p text:style-name="P26">Druk op de Super (Windows/command/vergrootglas) toets of klik <text:span text:style-name="T78">op </text:span><text:span text:style-name="T79">Menu</text:span>.</text:p></text:note-body></text:note></text:span><text:span text:style-name="T74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243">KZ</text:span></text:span><text:span text:style-name="Strong_20_Emphasis"><text:span text:style-name="T100"> </text:span></text:span><text:span text:style-name="Strong_20_Emphasis"><text:span text:style-name="T101">Installatiemenu</text:span></text:span><text:span text:style-name="Strong_20_Emphasis"><text:span text:style-name="T84">-</text:span></text:span><text:span text:style-name="Strong_20_Emphasis"><text:span text:style-name="T81">pictogram.</text:span>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102">Selecteer</text:span><text:span text:style-name="T225"> </text:span><text:span text:style-name="Strong_20_Emphasis"><text:span text:style-name="T226">4</text:span></text:span><text:span text:style-name="T227"> </text:span><text:span text:style-name="T244">Gebruiker inrichten</text:span><text:span text:style-name="T106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<text:span text:style-name="T95">V</text:span><text:span text:style-name="T96">olg </text:span><text:span text:style-name="T97">de aanwijzingen op het scherm.</text:span></text:p>
          </table:table-cell>
        </table:table-row>
      </table:table>
      <text:p text:style-name="P100"/>
      <text:p text:style-name="P101"/>
      <text:p text:style-name="P102"><text:span text:style-name="T245">E</text:span><text:span text:style-name="T246">inde c</text:span><text:span text:style-name="T247">hecklist, </text:span><text:span text:style-name="T248">d</text:span><text:span text:style-name="T247">e</text:span><text:span text:style-name="T249"> installatie van </text:span><text:span text:style-name="T249"><text:user-field-get text:name="Distro">Debian</text:user-field-get></text:span><text:span text:style-name="T119"><text:s/></text:span><text:span text:style-name="T120">Des</text:span><text:span text:style-name="T250">k</text:span><text:span text:style-name="T120">top</text:span><text:span text:style-name="T121"> </text:span><text:span text:style-name="T249">is voltooid.</text:span></text:p>
      <text:p text:style-name="P103"/>
      <text:list text:style-name="L2">
        <text:list-header>
          <text:p text:style-name="P104"><text:span text:style-name="T251">Geschreven door </text:span><text:a xlink:type="simple" xlink:href="mailto:info@karelzimmer.nl?subject=Checklist%20installatie%20Linux" text:style-name="Internet_20_link" text:visited-style-name="Visited_20_Internet_20_Link"><text:span text:style-name="T252">Karel Zimmer</text:span></text:a><text:span text:style-name="T253">.</text:span></text:p>
          <text:p text:style-name="P105"><text:span text:style-name="T254">Licentie </text:span><text:span text:style-name="T253">C</text:span><text:span text:style-name="T255">C0</text:span><text:span text:style-name="T253"> 1.0 </text:span><text:span text:style-name="T25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6"><text:s/></text:span><text:span text:style-name="T25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0-21T18:39:44.054673369">21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21T18:39:43.973822021</dc:date>
    <meta:keyword>Installatie</meta:keyword>
    <meta:keyword>Checklist</meta:keyword>
    <meta:keyword>Linux</meta:keyword>
    <meta:editing-cycles>7127</meta:editing-cycles>
    <meta:editing-duration>P13DT1H31M53S</meta:editing-duration>
    <meta:print-date>2025-02-26T16:34:17.960837243</meta:print-date>
    <dc:creator>Karel Zimmer</dc:creator>
    <meta:document-statistic meta:table-count="4" meta:image-count="2" meta:object-count="0" meta:page-count="4" meta:paragraph-count="94" meta:word-count="515" meta:character-count="3572" meta:non-whitespace-character-count="3103"/>
    <meta:user-defined meta:name="Info 1"/>
    <meta:user-defined meta:name="Info 2"/>
    <meta:user-defined meta:name="Info 3"/>
    <meta:user-defined meta:name="Info 4"/>
  </office:meta>
</office:document-meta>
</file>